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Student</text:p>
          </table:table-cell>
          <table:covered-table-cell/>
          <table:table-cell table:number-columns-repeated="5"/>
          <table:table-cell office:value-type="string" table:number-columns-spanned="2" table:number-rows-spanned="1">
            <text:p>Group</text:p>
          </table:table-cell>
          <table:covered-table-cell/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Age</text:p>
          </table:table-cell>
          <table:table-cell office:value-type="string">
            <text:p>Group_ID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Group_Na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Максим</text:p>
          </table:table-cell>
          <table:table-cell office:value-type="string">
            <text:p>Горилко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D-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Алексей</text:p>
          </table:table-cell>
          <table:table-cell office:value-type="string">
            <text:p>Кочетков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D-3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Илля</text:p>
          </table:table-cell>
          <table:table-cell office:value-type="string">
            <text:p>Пастух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Adres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Group_Subject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Subject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Student_Adress</text:p>
          </table:table-cell>
          <table:table-cell office:value-type="string">
            <text:p>Student_ID</text:p>
          </table:table-cell>
          <table:table-cell/>
          <table:table-cell office:value-type="string">
            <text:p>ID</text:p>
          </table:table-cell>
          <table:table-cell office:value-type="string">
            <text:p>Group_ID</text:p>
          </table:table-cell>
          <table:table-cell office:value-type="string">
            <text:p>Subject_ID</text:p>
          </table:table-cell>
          <table:table-cell/>
          <table:table-cell office:value-type="string">
            <text:p>ID</text:p>
          </table:table-cell>
          <table:table-cell office:value-type="string">
            <text:p>Subject_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иев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Моделювання-ПЗ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ровары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Архитектура-ПЗ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орисполь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моги-ПЗ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0">20.09.2022</text:date>, <text:time>10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4S</meta:editing-duration>
    <meta:editing-cycles>5</meta:editing-cycles>
    <meta:generator>OpenOffice/4.1.10$Win32 OpenOffice.org_project/4110m2$Build-9807</meta:generator>
    <dc:date>2022-09-20T10:59:29.50</dc:date>
    <dc:creator>Игорь Конус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